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5-08-1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5-07-22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5-06-0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5-03-12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4-12-16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4-08-0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4-07-30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4-04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4-02-0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3-10-19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3-08-30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3-04-1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3-02-0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2-10-25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2-08-1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2-08-17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2-05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2-02-0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1-09-13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1-04-21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1-03-0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0-12-0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0-09-0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0-04-07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20-02-05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9-09-1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9-08-0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9-06-2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9-03-1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8-12-1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8-08-14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8-06-1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7-11-1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7-08-1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7-07-2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7-03-2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6-12-0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6-09-29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6-06-15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6-02-23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5-12-1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5-09-2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5-06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5-03-2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4-12-1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4-09-1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4-06-2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4-03-2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3-09-1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3-06-2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3-03-14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2-11-29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2-08-2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2-05-31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2-03-0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1-11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1-09-1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1-06-16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1-03-0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0-12-0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0-08-3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0-06-15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10-03-0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9-12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9-09-14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9-06-02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9-03-1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8-12-0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8-08-26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8-05-0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8-03-0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7-11-2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7-08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7-06-0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7-02-28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6-12-1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6-07-2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6-05-0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4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3</text:p>
          </table:table-cell>
          <table:table-cell office:value-type="string" calcext:value-type="string">
            <text:p>63J <text:s/>3 SOW 113C</text:p>
          </table:table-cell>
          <table:table-cell office:value-type="string" calcext:value-type="string">
            <text:p>198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72" meta:object-count="0"/>
    <meta:user-defined meta:name="AppVersion">3.0</meta:user-defined>
  </office:meta>
</office:document-meta>
</file>